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bcf" officeooo:paragraph-rsid="0018fbcf"/>
    </style:style>
    <style:style style:name="P2" style:family="paragraph" style:parent-style-name="Standard">
      <style:text-properties officeooo:rsid="0018fbcf" officeooo:paragraph-rsid="001c5c20"/>
    </style:style>
    <style:style style:name="P3" style:family="paragraph" style:parent-style-name="Standard">
      <style:text-properties officeooo:rsid="001aa093" officeooo:paragraph-rsid="001aa093"/>
    </style:style>
    <style:style style:name="T1" style:family="text">
      <style:text-properties officeooo:rsid="001a09fe"/>
    </style:style>
    <style:style style:name="T2" style:family="text">
      <style:text-properties officeooo:rsid="001aa093"/>
    </style:style>
    <style:style style:name="T3" style:family="text">
      <style:text-properties officeooo:rsid="001b0c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PFC – Volviendo a empeza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ase I </text:p>
      <text:p text:style-name="P2"/>
      <text:p text:style-name="P2">Previous set-up</text:p>
      <text:p text:style-name="P2"/>
      <text:p text:style-name="P2">-<text:span text:style-name="T3">Base de datos MySQL. Importar fichero 'vizgrimoire.dump'</text:span></text:p>
      <text:p text:style-name="P2">-Instalar sqlalchemy <text:span text:style-name="T2">(TODO:como??)</text:span></text:p>
      <text:p text:style-name="P2">-<text:span text:style-name="T2">Descargar ficheros scm y poner en el directorio de la app directamente junto con views.py https://github.com/jgbarah/grimoire-api/tree/master/grimoirelib</text:span></text:p>
      <text:p text:style-name="P2"/>
      <text:p text:style-name="P2">– <text:span text:style-name="T1">Servidor con base de datos (accede a ella a través de scm que funciona sobre SQLALchemy). Servidor accede a base de datos filtrando commits y devuelve en formato json al navegador el número de commits que ha entontrado.</text:span></text:p>
      <text:p text:style-name="P3">http://localhost:1234/ncomm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0T20:10:45.136215371</meta:creation-date>
    <dc:date>2015-03-21T00:20:48.989897638</dc:date>
    <meta:editing-duration>PT1H53M31S</meta:editing-duration>
    <meta:editing-cycles>1</meta:editing-cycles>
    <meta:document-statistic meta:table-count="0" meta:image-count="0" meta:object-count="0" meta:page-count="1" meta:paragraph-count="8" meta:word-count="74" meta:character-count="549" meta:non-whitespace-character-count="480"/>
    <meta:generator>LibreOffice/4.2.7.2$Linux_X86_64 LibreOffice_project/420m0$Build-2</meta:generator>
  </office:meta>
</office:document-meta>
</file>